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c29" officeooo:paragraph-rsid="0004dc29"/>
    </style:style>
    <style:style style:name="P2" style:family="paragraph" style:parent-style-name="Standard">
      <style:text-properties officeooo:rsid="000507a6" officeooo:paragraph-rsid="000507a6"/>
    </style:style>
    <style:style style:name="P3" style:family="paragraph" style:parent-style-name="Standard">
      <style:text-properties officeooo:rsid="000507a6" officeooo:paragraph-rsid="0005d305"/>
    </style:style>
    <style:style style:name="P4" style:family="paragraph" style:parent-style-name="Standard">
      <style:text-properties officeooo:rsid="0005d305" officeooo:paragraph-rsid="0005d305"/>
    </style:style>
    <style:style style:name="P5" style:family="paragraph" style:parent-style-name="Standard">
      <style:text-properties officeooo:rsid="000676d7" officeooo:paragraph-rsid="000676d7"/>
    </style:style>
    <style:style style:name="P6" style:family="paragraph" style:parent-style-name="Standard">
      <style:text-properties officeooo:rsid="000507a6" officeooo:paragraph-rsid="0005d305"/>
    </style:style>
    <style:style style:name="T1" style:family="text">
      <style:text-properties officeooo:rsid="000507a6"/>
    </style:style>
    <style:style style:name="T2" style:family="text">
      <style:text-properties officeooo:rsid="0005d305"/>
    </style:style>
    <style:style style:name="T3" style:family="text">
      <style:text-properties officeooo:rsid="00072f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/L Analysis</text:p>
      <text:p text:style-name="P2">=========================</text:p>
      <text:p text:style-name="P1">1 .Basic Shipment</text:p>
      <text:p text:style-name="P1">- Shipper: &lt;<text:span text:style-name="T3">shipper name&gt;</text:span></text:p>
      <text:p text:style-name="P1">- Consignee: &lt;<text:span text:style-name="T3">consignee name&gt;</text:span></text:p>
      <text:p text:style-name="P1">- Notify Party: &lt;<text:span text:style-name="T3">person informed upon cargo arrival&gt;</text:span></text:p>
      <text:p text:style-name="P1"/>
      <text:p text:style-name="P2">=========================</text:p>
      <text:p text:style-name="P1">2. Transport &amp; Carrier Details</text:p>
      <text:p text:style-name="P1">- Carrier Name: &lt;<text:span text:style-name="T3">shipping company&gt;</text:span></text:p>
      <text:p text:style-name="P1">- Vessel Name: &lt;<text:span text:style-name="T3">vessel name&gt;</text:span></text:p>
      <text:p text:style-name="P1">- Voyage Number: &lt;<text:span text:style-name="T3">voyage number&gt;</text:span></text:p>
      <text:p text:style-name="P1">------------------------------------------</text:p>
      <text:p text:style-name="P1">- Port of Loading: &lt;<text:span text:style-name="T3">port name&gt;</text:span></text:p>
      <text:p text:style-name="P1">- Port of Discharge: &lt;<text:span text:style-name="T3">port name&gt;</text:span></text:p>
      <text:p text:style-name="P1">- Place of Receipt: &lt;<text:span text:style-name="T3">location&gt;</text:span></text:p>
      <text:p text:style-name="P1">- Place of Del<text:span text:style-name="T1">i</text:span>very: &lt;<text:span text:style-name="T3">location&gt;</text:span></text:p>
      <text:p text:style-name="P1"/>
      <text:p text:style-name="P2">=========================</text:p>
      <text:p text:style-name="P2">3. Cargo Details</text:p>
      <text:p text:style-name="P2">- Description of Goods: &lt;<text:span text:style-name="T3">type&gt;, &lt;packaging type&gt;</text:span></text:p>
      <text:p text:style-name="P2">- Number of Packages: &lt;<text:span text:style-name="T3">quantity&gt;</text:span></text:p>
      <text:p text:style-name="P2">- Gross Weight &amp; Volume: &lt;<text:span text:style-name="T3">weight&gt;, &lt;volume&gt;</text:span></text:p>
      <text:p text:style-name="P2">- Marks &amp; Numbers: &lt;<text:span text:style-name="T3">mark on packaging for tracking&gt;</text:span></text:p>
      <text:p text:style-name="P2"/>
      <text:p text:style-name="P2">=========================</text:p>
      <text:p text:style-name="P2">4. Type of Bill of Lading</text:p>
      <text:p text:style-name="P2">- Copy: &lt;<text:span text:style-name="T3">true-if copy/false-if original&gt;</text:span></text:p>
      <text:p text:style-name="P2">- Negotiability: &lt;<text:span text:style-name="T3">true-if negotiable/false-if non-negotiable&gt;</text:span></text:p>
      <text:p text:style-name="P2">- B/L Type: &lt;<text:span text:style-name="T3">type&gt;</text:span></text:p>
      <text:p text:style-name="P2"/>
      <text:p text:style-name="P2">=========================</text:p>
      <text:p text:style-name="P2">5. Payment &amp; Freight Terms</text:p>
      <text:p text:style-name="P2">- <text:span text:style-name="T2">Prepaid: &lt;</text:span><text:span text:style-name="T3">paid forward/paid by consignee&gt;</text:span></text:p>
      <text:p text:style-name="P2">- <text:span text:style-name="T2">Incoterms: &lt;</text:span><text:span text:style-name="T3">term&gt;</text:span></text:p>
      <text:p text:style-name="P2"/>
      <text:p text:style-name="P3">=========================</text:p>
      <text:p text:style-name="P4">6. Special Clauses &amp; Endorsements</text:p>
      <text:p text:style-name="P4">- Cargo conditions: &lt;<text:span text:style-name="T3">damage/special handling...&gt;</text:span></text:p>
      <text:p text:style-name="P4">- Endorsements: &lt;<text:span text:style-name="T3">true-if signatures for cargo transfer&gt;</text:span></text:p>
      <text:p text:style-name="P4">- Liability Clauses: &lt;<text:span text:style-name="T3">terms under which the carrier operates&gt;</text:span></text:p>
      <text:p text:style-name="P4"/>
      <text:p text:style-name="P3">=========================</text:p>
      <text:p text:style-name="P4">7. Signature &amp; Date</text:p>
      <text:p text:style-name="P4">- Carrier’s Signature: &lt;<text:span text:style-name="T3">true-if signed/false-if not signed&gt;</text:span></text:p>
      <text:p text:style-name="P4">- Shipper’s Signature: &lt;<text:span text:style-name="T3">true-if signed/false-if not signed&gt;</text:span></text:p>
      <text:p text:style-name="P4">- Date of Issue: &lt;<text:span text:style-name="T3">when B/L was created&gt;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2:18:38.501080407</meta:creation-date>
    <dc:date>2025-03-24T20:26:55.047414113</dc:date>
    <meta:editing-duration>PT31M1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41" meta:word-count="188" meta:character-count="1394" meta:non-whitespace-character-count="1247"/>
  </office:meta>
</office:document-meta>
</file>